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8000"/>
    </style:style>
    <style:style style:name="T3" style:family="text">
      <style:text-properties fo:color="#0000ff"/>
    </style:style>
    <style:style style:name="T4" style:family="text">
      <style:text-properties fo:color="#800000"/>
    </style:style>
    <style:style style:name="T5" style:family="text">
      <style:text-properties fo:color="#8000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cb_post_title_url"/><text:a xlink:type="simple" xlink:href="http://www.cnblogs.com/ggjucheng/archive/2011/12/14/2287738.html"><text:span text:style-name="T1">Linux GCC常用命令</text:span></text:a></text:p>
      <text:p text:style-name="P3"><text:span text:style-name="T1"/></text:p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5"><text:a xlink:type="simple" xlink:href="#__RefHeading__119_243447397" text:style-name="Index_20_Link" text:visited-style-name="Index_20_Link">1简介<text:tab/>1</text:a></text:p>
          <text:p text:style-name="P5"><text:a xlink:type="simple" xlink:href="#__RefHeading__121_243447397" text:style-name="Index_20_Link" text:visited-style-name="Index_20_Link">2简单编译<text:tab/>1</text:a></text:p>
          <text:p text:style-name="P6"><text:a xlink:type="simple" xlink:href="#__RefHeading__123_243447397" text:style-name="Index_20_Link" text:visited-style-name="Index_20_Link">2.1预处理<text:tab/>1</text:a></text:p>
          <text:p text:style-name="P6"><text:a xlink:type="simple" xlink:href="#__RefHeading__125_243447397" text:style-name="Index_20_Link" text:visited-style-name="Index_20_Link">2.2编译为汇编代码(Compilation)<text:tab/>2</text:a></text:p>
          <text:p text:style-name="P6"><text:a xlink:type="simple" xlink:href="#__RefHeading__127_243447397" text:style-name="Index_20_Link" text:visited-style-name="Index_20_Link">2.3汇编(Assembly)<text:tab/>2</text:a></text:p>
          <text:p text:style-name="P6"><text:a xlink:type="simple" xlink:href="#__RefHeading__129_243447397" text:style-name="Index_20_Link" text:visited-style-name="Index_20_Link">2.4连接(Linking)<text:tab/>2</text:a></text:p>
          <text:p text:style-name="P5"><text:a xlink:type="simple" xlink:href="#__RefHeading__131_243447397" text:style-name="Index_20_Link" text:visited-style-name="Index_20_Link">3多个程序文件的编译<text:tab/>2</text:a></text:p>
          <text:p text:style-name="P5"><text:a xlink:type="simple" xlink:href="#__RefHeading__133_243447397" text:style-name="Index_20_Link" text:visited-style-name="Index_20_Link">4检错<text:tab/>2</text:a></text:p>
          <text:p text:style-name="P5"><text:a xlink:type="simple" xlink:href="#__RefHeading__135_243447397" text:style-name="Index_20_Link" text:visited-style-name="Index_20_Link">5库文件连接<text:tab/>3</text:a></text:p>
          <text:p text:style-name="P6"><text:a xlink:type="simple" xlink:href="#__RefHeading__137_243447397" text:style-name="Index_20_Link" text:visited-style-name="Index_20_Link">5.1编译成可执行文件<text:tab/>3</text:a></text:p>
          <text:p text:style-name="P6"><text:a xlink:type="simple" xlink:href="#__RefHeading__139_243447397" text:style-name="Index_20_Link" text:visited-style-name="Index_20_Link">5.2链接<text:tab/>3</text:a></text:p>
          <text:p text:style-name="P6"><text:a xlink:type="simple" xlink:href="#__RefHeading__141_243447397" text:style-name="Index_20_Link" text:visited-style-name="Index_20_Link">5.3强制链接时使用静态链接库<text:tab/>3</text:a></text:p>
        </text:index-body>
      </text:table-of-content>
      <text:p text:style-name="P3"><text:span text:style-name="T1"/></text:p>
      <text:h text:style-name="Heading_20_1" text:outline-level="1"><text:bookmark-start text:name="__RefHeading__119_243447397"/><text:bookmark text:name="_Toc311642840"/>1简介<text:bookmark-end text:name="__RefHeading__119_243447397"/></text:h>
      <text:p text:style-name="Text_20_body">GCC 的意思也只是 GNU C Compiler 而已。经过了这么多年的发展，GCC 已经不仅仅能支持 C 语言；它现在还支持 Ada 语言、C++ 语言、Java 语言、Objective C 语言、Pascal 语言、COBOL语言，以及支持函数式编程和逻辑编程的 Mercury 语言，等等。而 GCC 也不再单只是 GNU C 语言编译器的意思了，而是变成了 GNU Compiler Collection 也即是 GNU 编译器家族的意思了。另一方面，说到 GCC 对于操作系统平台及硬件平台支持，概括起来就是一句话：无所不在。</text:p>
      <text:h text:style-name="Heading_20_1" text:outline-level="1"><text:bookmark-start text:name="__RefHeading__121_243447397"/><text:bookmark text:name="_Toc311642841"/>2简单编译<text:bookmark-end text:name="__RefHeading__121_243447397"/></text:h>
      <text:p text:style-name="Text_20_body">示例程序如下：</text:p>
      <text:p text:style-name="Text_20_body"/>
      <text:p text:style-name="Preformatted_20_Text"><text:span text:style-name="T2">//test.c</text:span></text:p>
      <text:p text:style-name="Preformatted_20_Text">#include &lt;stdio.h&gt;</text:p>
      <text:p text:style-name="Preformatted_20_Text"><text:span text:style-name="T3">int</text:span> main(<text:span text:style-name="T3">void</text:span>)</text:p>
      <text:p text:style-name="Preformatted_20_Text">{</text:p>
      <text:p text:style-name="Preformatted_20_Text"><text:s text:c="4"/>printf(<text:span text:style-name="T4">"Hello World!\n"</text:span>);</text:p>
      <text:p text:style-name="Preformatted_20_Text"><text:s text:c="4"/><text:span text:style-name="T3">return</text:span> <text:span text:style-name="T5">0</text:span>;</text:p>
      <text:p text:style-name="P4">}</text:p>
      <text:p text:style-name="Text_20_body"/>
      <text:p text:style-name="Text_20_body">这个程序，一步到位的编译指令是:</text:p>
      <text:p text:style-name="P4">gcc test.c -o test</text:p>
      <text:p text:style-name="Text_20_body"/>
      <text:p text:style-name="Text_20_body">实质上，上述编译过程是分为四个阶段进行的，即预处理(也称预编译，Preprocessing)、编译(Compilation)、汇编 (Assembly)和连接(Linking)。</text:p>
      <text:h text:style-name="Heading_20_2" text:outline-level="2"><text:bookmark-start text:name="__RefHeading__123_243447397"/><text:bookmark text:name="_Toc311642842"/>2.1预处理<text:bookmark-end text:name="__RefHeading__123_243447397"/></text:h>
      <text:p text:style-name="P4">gcc -E test.c -o test.i 或 gcc -E test.c</text:p>
      <text:p text:style-name="Text_20_body"><text:soft-page-break/> </text:p>
      <text:p text:style-name="Text_20_body">可以输出test.i文件中存放着test.c经预处理之后的代码。打开test.i文件，看一看，就明白了。后面那条指令，是直接在命令行窗口中输出预处理后的代码.</text:p>
      <text:p text:style-name="Text_20_body">gcc的-E选项，可以让编译器在预处理后停止，并输出预处理结果。在本例中，预处理结果就是将stdio.h 文件中的内容插入到test.c中了。</text:p>
      <text:h text:style-name="Heading_20_2" text:outline-level="2"><text:bookmark-start text:name="__RefHeading__125_243447397"/><text:bookmark text:name="_Toc311642843"/>2.2编译为汇编代码(Compilation)<text:bookmark-end text:name="__RefHeading__125_243447397"/></text:h>
      <text:p text:style-name="Text_20_body">预处理之后，可直接对生成的test.i文件编译，生成汇编代码：</text:p>
      <text:p text:style-name="P4">gcc -S test.i -o test.s</text:p>
      <text:p text:style-name="Text_20_body">gcc的-S选项，表示在程序编译期间，在生成汇编代码后，停止，-o输出汇编代码文件。</text:p>
      <text:h text:style-name="Heading_20_2" text:outline-level="2"><text:bookmark-start text:name="__RefHeading__127_243447397"/><text:bookmark text:name="_Toc311642844"/>2.3汇编(Assembly)<text:bookmark-end text:name="__RefHeading__127_243447397"/></text:h>
      <text:p text:style-name="Text_20_body">对于上一小节中生成的汇编代码文件test.s，gas汇编器负责将其编译为目标文件，如下：</text:p>
      <text:p text:style-name="P4">gcc -c test.s -o test.o</text:p>
      <text:h text:style-name="Heading_20_2" text:outline-level="2"><text:bookmark-start text:name="__RefHeading__129_243447397"/><text:bookmark text:name="_Toc311642845"/>2.4连接(Linking)<text:bookmark-end text:name="__RefHeading__129_243447397"/></text:h>
      <text:p text:style-name="Text_20_body">gcc连接器是gas提供的，负责将程序的目标文件与所需的所有附加的目标文件连接起来，最终生成可执行文件。附加的目标文件包括静态连接库和动态连接库。</text:p>
      <text:p text:style-name="Text_20_body">对于上一小节中生成的test.o，将其与Ｃ标准输入输出库进行连接，最终生成程序test</text:p>
      <text:p text:style-name="P4">gcc test.o -o test</text:p>
      <text:p text:style-name="Text_20_body"> </text:p>
      <text:p text:style-name="Text_20_body">在命令行窗口中，执行./test, 让它说HelloWorld吧！</text:p>
      <text:h text:style-name="Heading_20_1" text:outline-level="1"><text:bookmark-start text:name="__RefHeading__131_243447397"/><text:bookmark text:name="_Toc311642846"/>3多个程序文件的编译<text:bookmark-end text:name="__RefHeading__131_243447397"/></text:h>
      <text:p text:style-name="Text_20_body">通常整个程序是由多个源文件组成的，相应地也就形成了多个编译单元，使用GCC能够很好地管理这些编译单元。假设有一个由test1.c和 test2.c两个源文件组成的程序，为了对它们进行编译，并最终生成可执行程序test，可以使用下面这条命令：</text:p>
      <text:p text:style-name="Text_20_body">gcc test1.c test2.c -o test</text:p>
      <text:p text:style-name="Text_20_body">如果同时处理的文件不止一个，GCC仍然会按照预处理、编译和链接的过程依次进行。如果深究起来，上面这条命令大致相当于依次执行如下三条命令：</text:p>
      <text:p text:style-name="Preformatted_20_Text">gcc -c test1.c -o test1.o</text:p>
      <text:p text:style-name="Preformatted_20_Text">gcc -c test2.c -o test2.o</text:p>
      <text:p text:style-name="P4">gcc test1.o test2.o -o test</text:p>
      <text:p text:style-name="Text_20_body"/>
      <text:h text:style-name="Heading_20_1" text:outline-level="1"><text:bookmark-start text:name="__RefHeading__133_243447397"/><text:bookmark text:name="_Toc311642847"/>4检错<text:bookmark-end text:name="__RefHeading__133_243447397"/></text:h>
      <text:p text:style-name="P4">gcc -pedantic illcode.c -o illcode</text:p>
      <text:p text:style-name="Text_20_body">-pedantic编译选项并不能保证被编译程序与ANSI/ISO C标准的完全兼容，它仅仅只能用来帮助Linux程序员离这个目标越来越近。或者换句话说，-pedantic选项能够帮助程序员发现一些不符合 ANSI/ISO C标准的代码，但不是全部，事实上只有ANSI/ISO C语言标准中要求进行编译器诊断的那些情况，才<text:soft-page-break/>有可能被GCC发现并提出警告。</text:p>
      <text:p text:style-name="Text_20_body">除了-pedantic之外，GCC还有一些其它编译选项也能够产生有用的警告信息。这些选项大多以-W开头，其中最有价值的当数-Wall了，使用它能够使GCC产生尽可能多的警告信息。</text:p>
      <text:p text:style-name="P4">gcc -Wall illcode.c -o illcode</text:p>
      <text:p text:style-name="Text_20_body">GCC给出的警告信息虽然从严格意义上说不能算作错误，但却很可能成为错误的栖身之所。一个优秀的Linux程序员应该尽量避免产生警告信息，使自 己的代码始终保持标准、健壮的特性。所以将警告信息当成编码错误来对待，是一种值得赞扬的行为！所以，在编译程序时带上-Werror选项，那么GCC会 在所有产生警告的地方停止编译，迫使程序员对自己的代码进行修改，如下：</text:p>
      <text:p text:style-name="P4">gcc -Werror test.c -o test</text:p>
      <text:p text:style-name="Text_20_body"> </text:p>
      <text:h text:style-name="Heading_20_1" text:outline-level="1"><text:bookmark-start text:name="__RefHeading__135_243447397"/><text:bookmark text:name="_Toc311642848"/>5库文件连接<text:bookmark-end text:name="__RefHeading__135_243447397"/></text:h>
      <text:p text:style-name="Text_20_body">开发软件时，完全不使用第三方函数库的情况是比较少见的，通常来讲都需要借助许多函数库的支持才能够完成相应的功能。从程序员的角度看，函数库实际 上就是一些头文件（.h）和库文件（so、或lib、dll）的集合。。虽然Linux下的大多数函数都默认将头文件放到/usr/include/目录 下，而库文件则放到/usr/lib/目录下；Windows所使用的库文件主要放在Visual Stido的目录下的include和lib，以及系统文件夹下。但也有的时候，我们要用的库不再这些目录下，所以GCC在编译时必须用自己的办法来查找 所需要的头文件和库文件。</text:p>
      <text:p text:style-name="Text_20_body">例如我们的程序test.c是在linux上使用c连接mysql，这个时候我们需要去mysql官网下载MySQL Connectors的C库，下载下来解压之后，有一个include文件夹，里面包含mysql connectors的头文件，还有一个lib文件夹，里面包含二进制so文件libmysqlclient.so</text:p>
      <text:p text:style-name="Text_20_body">其中inclulde文件夹的路径是/usr/dev/mysql/include,lib文件夹是/usr/dev/mysql/lib</text:p>
      <text:p text:style-name="Text_20_body"> </text:p>
      <text:h text:style-name="Heading_20_2" text:outline-level="2"><text:bookmark-start text:name="__RefHeading__137_243447397"/><text:bookmark text:name="_Toc311642849"/>5.1编译成可执行文件<text:bookmark-end text:name="__RefHeading__137_243447397"/></text:h>
      <text:p text:style-name="Text_20_body">首先我们要进行编译test.c为目标文件，这个时候需要执行</text:p>
      <text:p text:style-name="P4">gcc –c –I /usr/dev/mysql/include test.c –o test.o</text:p>
      <text:h text:style-name="Heading_20_2" text:outline-level="2"><text:bookmark-start text:name="__RefHeading__139_243447397"/><text:bookmark text:name="_Toc311642850"/>5.2链接<text:bookmark-end text:name="__RefHeading__139_243447397"/></text:h>
      <text:p text:style-name="Text_20_body">最后我们把所有目标文件链接成可执行文件:</text:p>
      <text:p text:style-name="P4">gcc –L /usr/dev/mysql/lib –lmysqlclient test.o –o test</text:p>
      <text:p text:style-name="Text_20_body">Linux下的库文件分为两大类分别是动态链接库（通常以.so结尾）和静态链接库（通常以.a结尾），二者的区别仅在于程序执行时所需的代码是在运行时动态加载的，还是在编译时静态加载的。</text:p>
      <text:h text:style-name="Heading_20_2" text:outline-level="2"><text:bookmark-start text:name="__RefHeading__141_243447397"/><text:bookmark text:name="_Toc311642851"/>5.3强制链接时使用静态链接库<text:bookmark-end text:name="__RefHeading__141_243447397"/></text:h>
      <text:p text:style-name="Text_20_body">默认情况下， GCC在链接时优先使用动态链接库，只有当动态链接库不存在时才考虑使用静态链接库，如果需要的话可以在编译时加上-static选项，强制使用静态链接库。</text:p>
      <text:p text:style-name="Text_20_body">在/usr/dev/mysql/lib目录下有链接时所需要的库文件libmysqlclient.so和libmysqlclient.a，为了让GCC在链接时只用到静态链接库，可以使用下面的命令:</text:p>
      <text:p text:style-name="P4">gcc –L /usr/dev/mysql/lib –<text:span text:style-name="T3">static</text:span> –lmysqlclient test.o –o test</text:p>
      <text:p text:style-name="Text_20_body"> </text:p>
      <text:p text:style-name="Text_20_body"><text:soft-page-break/>静态库链接时搜索路径顺序：</text:p>
      <text:p text:style-name="Text_20_body">1. ld会去找GCC命令中的参数-L<text:line-break/>2. 再找gcc的环境变量LIBRARY_PATH<text:line-break/>3. 再找内定目录 /lib /usr/lib /usr/local/lib 这是当初compile gcc时写在程序内的</text:p>
      <text:p text:style-name="Text_20_body">动态链接时、执行时搜索路径顺序:</text:p>
      <text:p text:style-name="Text_20_body">1. 编译目标代码时指定的动态库搜索路径<text:line-break/>2. 环境变量LD_LIBRARY_PATH指定的动态库搜索路径<text:line-break/>3. 配置文件/etc/ld.so.conf中指定的动态库搜索路径<text:line-break/>4. 默认的动态库搜索路径/lib<text:line-break/>5. 默认的动态库搜索路径/usr/lib</text:p>
      <text:p text:style-name="Text_20_body">有关环境变量：<text:line-break/>LIBRARY_PATH环境变量：指定程序静态链接库文件搜索路径<text:line-break/>LD_LIBRARY_PATH环境变量：指定程序动态链接库文件搜索路径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Devanagari2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Sans" style:font-size-asian="10pt" style:font-weight-asian="bold" style:font-name-complex="Lohit Devanagari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6-12T21:02:25</meta:creation-date>
    <dc:date>2013-06-12T21:07:23</dc:date>
    <dc:creator>luyuzhe </dc:creator>
    <meta:editing-duration>PT3M24S</meta:editing-duration>
    <meta:editing-cycles>2</meta:editing-cycles>
    <meta:generator>LibreOffice/4.0.3.3$Linux_x86 LibreOffice_project/0eaa50a932c8f2199a615e1eb30f7ac74279539</meta:generator>
    <meta:document-statistic meta:table-count="0" meta:image-count="0" meta:object-count="0" meta:page-count="4" meta:paragraph-count="83" meta:word-count="2138" meta:character-count="3422" meta:non-whitespace-character-count="3255"/>
  </office:meta>
</office:document-meta>
</file>